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3pt" fo:font-weight="bold" officeooo:rsid="001e1759" officeooo:paragraph-rsid="001e1759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ourier New" fo:font-size="12pt" fo:font-weight="normal" officeooo:rsid="001e1759" officeooo:paragraph-rsid="001e1759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Courier New" fo:font-size="12pt" style:text-underline-style="none" fo:font-weight="normal" officeooo:rsid="001e1b49" officeooo:paragraph-rsid="001e1759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Courier New" fo:font-size="12pt" style:text-underline-style="none" fo:font-weight="normal" officeooo:rsid="001e1b49" officeooo:paragraph-rsid="001e1b49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Courier New" fo:font-size="12pt" style:text-underline-style="none" fo:font-weight="normal" officeooo:rsid="001e4d86" officeooo:paragraph-rsid="001e4d86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Courier New" fo:font-size="12pt" style:text-underline-style="none" fo:font-weight="bold" officeooo:rsid="001e4d86" officeooo:paragraph-rsid="001e4d86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1b4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e4d86"/>
    </style:style>
    <style:style style:name="T8" style:family="text">
      <style:text-properties style:text-underline-style="solid" style:text-underline-width="auto" style:text-underline-color="font-color" fo:font-weight="bold" officeooo:rsid="001e4d8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 TRANSFORMACIÓN DE ENTIDADES Y ATRIBUTOS</text:p>
      <text:p text:style-name="P1">TEMA 4</text:p>
      <text:p text:style-name="P1">ÓSCAR AMAYA CORTÉS</text:p>
      <text:p text:style-name="P1"/>
      <text:p text:style-name="P2">EJERCICIO 1 </text:p>
      <text:p text:style-name="P2"/>
      <text:p text:style-name="P2">Vehículos(<text:span text:style-name="T1">#id,</text:span><text:span text:style-name="T2"> </text:span><text:span text:style-name="T3">matrícula</text:span><text:span text:style-name="T4">, </text:span><text:span text:style-name="T3">n_bastidor, </text:span><text:span text:style-name="T5">fech_matrícula, modelo, marca, cilindrada-*, motor, color-*, antiguedad-d</text:span></text:p>
      <text:p text:style-name="P3"/>
      <text:p text:style-name="P3"/>
      <text:p text:style-name="P4">EJERCICIO 2 </text:p>
      <text:p text:style-name="P4"/>
      <text:p text:style-name="P4">Libro(<text:span text:style-name="T1">#id,</text:span><text:span text:style-name="T6"> </text:span>titulo, <text:span text:style-name="T3">isbn,</text:span> páginas-d )</text:p>
      <text:p text:style-name="P4"/>
      <text:p text:style-name="P4">EdicionesLibro(<text:span text:style-name="T1">#id libro,</text:span><text:span text:style-name="T6"> </text:span><text:span text:style-name="T1">#ediciones</text:span>)</text:p>
      <text:p text:style-name="P4"><text:tab/><text:span text:style-name="T7">Id_libro → Libro(MC,BC)</text:span></text:p>
      <text:p text:style-name="P4"/>
      <text:p text:style-name="P4">EJERCICIO 3</text:p>
      <text:p text:style-name="P4"/>
      <text:p text:style-name="P4">Artículo(<text:span text:style-name="T1">#idArticulo,</text:span> descripción, duración, fechaFab, <text:span text:style-name="T7">fechaCadu-d</text:span>)</text:p>
      <text:p text:style-name="P4"/>
      <text:p text:style-name="P4">PreciosArtículo(<text:span text:style-name="T1">#idArtículo,</text:span><text:span text:style-name="T6"> </text:span><text:span text:style-name="T8">#precios</text:span>)</text:p>
      <text:p text:style-name="P4"><text:tab/><text:span text:style-name="T7">Id_Artículo → Artículo(MB,BC)</text:span></text:p>
      <text:p text:style-name="P5"/>
      <text:p text:style-name="P5">EJERCICIO 4</text:p>
      <text:p text:style-name="P5"/>
      <text:p text:style-name="P5">Cliente(<text:span text:style-name="T1">#idCliente,</text:span> <text:span text:style-name="T3">dni,</text:span> nombre, fechaNac, edad-*-d, calle, numero, edificio, portal)</text:p>
      <text:p text:style-name="P5"/>
      <text:p text:style-name="P5">TelefonosCliente(<text:span text:style-name="T1">#id_cliente,</text:span> <text:span text:style-name="T1">#Teléfono,</text:span>)</text:p>
      <text:p text:style-name="P5"><text:tab/>Id_cliente →Cliente(MC,BC)</text:p>
      <text:p text:style-name="P5">EmailCliente(<text:span text:style-name="T1">#id_cliente</text:span>, <text:span text:style-name="T1">#email,)</text:span><text:span text:style-name="T6"> </text:span></text:p>
      <text:p text:style-name="P6"><text:tab/><text:span text:style-name="T9">Id_cliente → Cliente(MC,BC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09:38:07.619586200</meta:creation-date>
    <dc:date>2025-11-14T10:15:38.670253900</dc:date>
    <meta:editing-duration>PT2M54S</meta:editing-duration>
    <meta:editing-cycles>1</meta:editing-cycles>
    <meta:document-statistic meta:table-count="0" meta:image-count="0" meta:object-count="0" meta:page-count="1" meta:paragraph-count="19" meta:word-count="69" meta:character-count="682" meta:non-whitespace-character-count="625"/>
    <meta:generator>LibreOffice/25.2.6.2$Windows_X86_64 LibreOffice_project/729c5bfe710f5eb71ed3bbde9e06a6065e9c6c5d</meta:generator>
  </office:meta>
</office:document-meta>
</file>